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rsid="00bf031a" officeooo:paragraph-rsid="00bf031a" style:font-size-asian="8pt" style:font-style-asian="normal" style:font-name-complex="Lucida Sans" style:font-size-complex="8pt" style:font-style-complex="normal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c554d9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2" style:family="paragraph" style:parent-style-name="Table_20_Contents">
      <style:text-properties officeooo:paragraph-rsid="005460a5"/>
    </style:style>
    <style:style style:name="P63" style:family="paragraph" style:parent-style-name="Standard">
      <style:text-properties fo:font-size="2pt" style:font-size-asian="2pt" style:font-size-complex="2pt"/>
    </style:style>
    <style:style style:name="P64" style:family="paragraph" style:parent-style-name="Standard">
      <style:text-properties officeooo:paragraph-rsid="00a84e84"/>
    </style:style>
    <style:style style:name="P65" style:family="paragraph" style:parent-style-name="Standard">
      <style:text-properties officeooo:rsid="00ad7c61" officeooo:paragraph-rsid="006432c5"/>
    </style:style>
    <style:style style:name="P66" style:family="paragraph" style:parent-style-name="Standard">
      <style:text-properties officeooo:paragraph-rsid="006432c5"/>
    </style:style>
    <style:style style:name="P6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6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7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8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79" style:family="paragraph" style:parent-style-name="Frame_20_contents">
      <style:paragraph-properties fo:text-align="justify" style:justify-single-word="false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8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c7b587"/>
    </style:style>
    <style:style style:name="P8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7527d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bd7c3e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officeooo:rsid="00a36925"/>
    </style:style>
    <style:style style:name="T50" style:family="text">
      <style:text-properties fo:color="#221f1f" fo:letter-spacing="-0.012cm" officeooo:rsid="00a2c675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fo:letter-spacing="-0.007cm" fo:font-style="normal" style:font-style-asian="normal" style:font-style-complex="normal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weight="normal" officeooo:rsid="008f8dcf" style:font-weight-asian="normal" style:font-weight-complex="normal"/>
    </style:style>
    <style:style style:name="T75" style:family="text">
      <style:text-properties fo:letter-spacing="-0.009cm"/>
    </style:style>
    <style:style style:name="T76" style:family="text">
      <style:text-properties fo:letter-spacing="-0.016cm"/>
    </style:style>
    <style:style style:name="T77" style:family="text">
      <style:text-properties officeooo:rsid="00854325"/>
    </style:style>
    <style:style style:name="T78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2"><text:placeholder text:placeholder-type="text">&lt;line.name&gt;</text:placeholder></text:p>
          </table:table-cell>
          <table:table-cell table:style-name="Tabla4.A2" office:value-type="string">
            <text:p text:style-name="P34"><text:span text:style-name="T59"><text:text-input text:description="&lt;if test=&quot;o.taxes_included&quot;&gt;">If vat discriminated</text:text-input></text:span><text:span text:style-name="T78"><text:text-input text:description="&lt;for each=&quot;line2 in line.invoice_line_tax_ids&quot;&gt;">F</text:text-input></text:span><text:text-input text:description="&lt;line2.description&gt;">10,5%</text:text-input><text:span text:style-name="T78"><text:text-input text:description="&lt;/for&gt;">Ef</text:text-input></text:span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3"><text:text-input text:description="&lt;formatLang(line.report_price_unit)&gt;">9.999,50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6"><text:text-input text:description="&lt;formatLang(line.report_price_unit and line.printed_price_unit/(1-line.list_discount/100.0) or 0.0)&gt;">9.999,50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8"><text:text-input text:description="&lt;formatLang(line.discount)&gt;">10,5%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3"><text:text-input text:description="&lt;formatLang(line.report_price_net)&gt;">9.999,50</text:text-input></text:p>
          </table:table-cell>
          <table:table-cell table:style-name="Tabla4.A2" office:value-type="string">
            <text:p text:style-name="P32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25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rsid="00bf031a" officeooo:paragraph-rsid="00bf031a" style:font-size-asian="8pt" style:font-style-asian="normal" style:font-name-complex="Lucida Sans" style:font-size-complex="8pt" style:font-style-complex="normal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c554d9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c7b587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7527d"/>
    </style:style>
    <style:style style:name="MP4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5" style:family="paragraph" style:parent-style-name="Standard">
      <style:text-properties fo:font-size="2pt" style:font-size-asian="2pt" style:font-size-complex="2pt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officeooo:paragraph-rsid="00a84e84"/>
    </style:style>
    <style:style style:name="MP6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7" style:family="paragraph" style:parent-style-name="Frame_20_contents">
      <style:paragraph-properties fo:text-align="justify" style:justify-single-word="false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bd7c3e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5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1" style:family="text">
      <style:text-properties fo:font-weight="normal" officeooo:rsid="008f8dcf" style:font-weight-asian="normal" style:font-weight-complex="normal"/>
    </style:style>
    <style:style style:name="MT52" style:family="text">
      <style:text-properties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3" style:family="text">
      <style:text-properties fo:color="#221f1f" fo:letter-spacing="-0.007cm" fo:font-style="normal" officeooo:rsid="001c3d3e" style:font-style-asian="normal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color="#221f1f" fo:letter-spacing="-0.012cm" officeooo:rsid="00a36925"/>
    </style:style>
    <style:style style:name="MT66" style:family="text">
      <style:text-properties fo:color="#221f1f" fo:letter-spacing="-0.012cm" officeooo:rsid="00a2c675"/>
    </style:style>
    <style:style style:name="MT67" style:family="text">
      <style:text-properties fo:color="#221f1f" fo:letter-spacing="-0.012cm" fo:font-weight="normal" officeooo:rsid="00a2c675" style:font-weight-asian="normal" style:font-weight-complex="normal"/>
    </style:style>
    <style:style style:name="MT68" style:family="text">
      <style:text-properties fo:color="#221f1f" fo:letter-spacing="-0.012cm" fo:font-weight="normal" style:font-weight-asian="normal" style:font-weight-complex="normal"/>
    </style:style>
    <style:style style:name="MT69" style:family="text">
      <style:text-properties fo:letter-spacing="-0.007cm" fo:font-style="normal" officeooo:rsid="001c3d3e" style:font-style-asian="normal" style:font-style-complex="normal"/>
    </style:style>
    <style:style style:name="MT70" style:family="text">
      <style:text-properties fo:letter-spacing="-0.009cm"/>
    </style:style>
    <style:style style:name="MT71" style:family="text">
      <style:text-properties fo:letter-spacing="-0.016cm"/>
    </style:style>
    <style:style style:name="MT72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RUBEN VERÓN</text:p>
              <text:p text:style-name="MP20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2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3"><text:s/></text:p>
              <text:p text:style-name="MP24"><text:span text:style-name="MT23">Apellido y Nombre / Razón Social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5"/>
              <text:p text:style-name="MP26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7"/>
              <text:p text:style-name="MP28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9"/>
              <text:p text:style-name="MP28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30"/>
              <text:p text:style-name="MP31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2"/>
              <text:p text:style-name="MP33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4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5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6"><text:span text:style-name="MT39">Cond. Venta</text:span><text:span text:style-name="MT40">:</text:span><text:span text:style-name="MT41"><text:text-input text:description="&lt;if test=&quot;eval(o.payments_widget.replace('false','False'))&quot;&gt;">IF2</text:text-input></text:span><text:span text:style-name="MT42"> </text:span><text:span text:style-name="MT43"><text:text-input text:description="&lt;eval(o.payments_widget.replace('false','False'))['content'][0]['journal_name']&gt;">30/60/90 días fin de mes</text:text-input></text:span><text:span text:style-name="MT43"> </text:span><text:span text:style-name="MT44"><text:text-input text:description="&lt;/if&gt;">&lt;/if&gt;</text:text-input></text:span></text:p>
            </table:table-cell>
            <table:table-cell table:style-name="Table9.B1" office:value-type="string">
              <text:p text:style-name="MP37"><text:span text:style-name="MT45">Doc. Origen</text:span><text:span text:style-name="MT46">:</text:span><text:span text:style-name="MT47"> </text:span><text:span text:style-name="MT48"><text:text-input text:description="&lt;o.origin&gt;">R1231231 – R1231321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8"><text:span text:style-name="MT49">Vencimientos</text:span><text:span text:style-name="MT50">: </text:span><text:span text:style-name="MT50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9"><text:span text:style-name="MT51"><text:text-input text:description="&lt;o.afip_concept in ['2', '3', '4'] and &quot;Fecha servicio:&quot;&gt;">Fecha Servicio:</text:text-input></text:span><text:span text:style-name="MT51"> 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40"><text:span text:style-name="MT53">Referencia: </text:span><text:span text:style-name="MT54"><text:placeholder text:placeholder-type="text">&lt;o.name&gt;</text:placeholder></text:span></text:p>
              <text:p text:style-name="MP41"><text:span text:style-name="MT55">Importes expresados en </text:span><text:span text:style-name="MT56"><text:text-input text:description="&lt;o.currency_id.name or o.company_id.currency_id.name&gt;">rate</text:text-input></text:span><text:span text:style-name="MT55"> </text:span><text:span text:style-name="MT57"><text:text-input text:description="&lt;if test=&quot;o.currency_id != o.company_id.currency_id&quot;&gt;">IF2</text:text-input></text:span><text:span text:style-name="MT57">- </text:span><text:span text:style-name="MT55">Tipo de cambio:</text:span><text:span text:style-name="MT58"> </text:span><text:span text:style-name="MT59">$</text:span><text:span text:style-name="MT56"><text:text-input text:description="&lt;o.currency_rate&gt;">rate</text:text-input></text:span><text:span text:style-name="MT57"> </text:span><text:span text:style-name="MT57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2">Descripción</text:p>
            </table:table-cell>
            <table:table-cell table:style-name="Table10.B1" office:value-type="string">
              <text:p text:style-name="MP43"><text:span text:style-name="MT60"><text:text-input text:description="&lt;if test=&quot;o.taxes_included&quot;&gt;">If vat discriminated</text:text-input></text:span>%<text:span text:style-name="MT61">I.V.A.</text:span><text:span text:style-name="MT62"><text:text-input text:description="&lt;/if&gt;">Ennd if</text:text-input></text:span></text:p>
            </table:table-cell>
            <table:table-cell table:style-name="Table10.C1" office:value-type="string">
              <text:p text:style-name="MP42">P. Lista</text:p>
            </table:table-cell>
            <table:table-cell table:style-name="Table10.D1" office:value-type="string">
              <text:p text:style-name="MP44">%<text:span text:style-name="MT61">Bon.</text:span></text:p>
            </table:table-cell>
            <table:table-cell table:style-name="Table10.E1" office:value-type="string">
              <text:p text:style-name="MP42">P. Neto</text:p>
            </table:table-cell>
            <table:table-cell table:style-name="Table10.F1" office:value-type="string">
              <text:p text:style-name="MP42">Cantidad</text:p>
            </table:table-cell>
            <table:table-cell table:style-name="Table10.G1" office:value-type="string">
              <text:p text:style-name="MP42">Total</text:p>
            </table:table-cell>
          </table:table-row>
        </table:table>
        <text:p text:style-name="MP45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6"><text:span text:style-name="MT63">OBSERVACIONES</text:span>: <text:span text:style-name="MT64"><text:placeholder text:placeholder-type="text">&lt;o.comment&gt;</text:placeholder></text:span></text:p>
              <text:p text:style-name="MP47"><text:placeholder text:placeholder-type="text">&lt;if test="o._fields.get('move_currency_id') and o.move_currency_id.name"&gt;</text:placeholder></text:p>
              <text:p text:style-name="MP48"><text:span text:style-name="MT65">Cotización</text:span><text:span text:style-name="MT66"> de referencia:</text:span><text:span text:style-name="MT67"> </text:span><text:span text:style-name="MT68"><text:placeholder text:placeholder-type="text">&lt;"%s%s = %s%s" % (o.currency_id.name, o.move_inverse_currency_rate, o.move_currency_id.name, o.currency_rate)&gt;</text:placeholder></text:span></text:p>
              <text:p text:style-name="MP47"><text:placeholder text:placeholder-type="text">&lt;/if&gt;</text:placeholder></text:p>
            </table:table-cell>
            <table:table-cell table:style-name="Tabla1.B1" office:value-type="string">
              <text:p text:style-name="MP49"><text:span text:style-name="MT69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IMPUESTOS</text:p>
            </table:table-cell>
            <table:table-cell table:style-name="Tabla1.C2" office:value-type="string">
              <text:p text:style-name="MP53">Base</text:p>
            </table:table-cell>
            <table:table-cell table:style-name="Tabla1.D2" office:value-type="string">
              <text:p text:style-name="MP53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1.C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1.D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0"><text:span text:style-name="MT69">TOTAL</text:span><text:span text:style-name="MT70"> </text:span><text:span text:style-name="MT71"><text:text-input text:description="&lt;o.currency_id.symbol&gt;">USD</text:text-input></text:span></text:p>
            </table:table-cell>
            <table:table-cell table:style-name="Tabla1.C4" office:value-type="string">
              <text:p text:style-name="MP61"/>
            </table:table-cell>
            <table:table-cell table:style-name="Tabla1.D4" office:value-type="string">
              <text:p text:style-name="MP62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3"><text:span text:style-name="MT72">Son: </text:span><text:span text:style-name="MT72"><text:placeholder text:placeholder-type="text">&lt;o.currency_id.name or o.company_id.currency_id.name&gt;</text:placeholder></text:span><text:span text:style-name="MT72"> </text:span><text:span text:style-name="MT72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5"><text:span text:style-name="MT64">CAE: </text:span><text:span text:style-name="MT64"><text:placeholder text:placeholder-type="text">&lt;o.afip_cae&gt;</text:placeholder></text:span><text:span text:style-name="MT64"> - Fecha Vto. CAE: </text:span><text:span text:style-name="MT64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6"><draw:frame draw:style-name="Mfr3" draw:name="image: asimage(o.afip_barcode_img)" text:anchor-type="paragraph" svg:y="-0.82cm" svg:width="6.364cm" draw:z-index="0"><draw:text-box fo:min-height="0.744cm"><text:p text:style-name="MP67"/></draw:text-box></draw:frame><text:placeholder text:placeholder-type="text">&lt;o.afip_barcode&gt;</text:placeholder></text:p>
            </table:table-cell>
          </table:table-row>
        </table:table>
        <text:p text:style-name="MP68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6-07T21:16:18.878261042</dc:date>
    <meta:editing-duration>P2DT5H8M23S</meta:editing-duration>
    <meta:editing-cycles>417</meta:editing-cycles>
    <meta:generator>LibreOffice/5.1.6.2$Linux_X86_64 LibreOffice_project/10m0$Build-2</meta:generator>
    <meta:document-statistic meta:table-count="7" meta:image-count="0" meta:object-count="0" meta:page-count="1" meta:paragraph-count="86" meta:word-count="402" meta:character-count="2285" meta:non-whitespace-character-count="2155"/>
  </office:meta>
</office:document-meta>
</file>